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299cm"/>
    </style:style>
    <style:style style:name="Table1.B" style:family="table-column">
      <style:table-column-properties style:column-width="0.192cm"/>
    </style:style>
    <style:style style:name="Table1.C" style:family="table-column">
      <style:table-column-properties style:column-width="12.51cm"/>
    </style:style>
    <style:style style:name="Table1.A1" style:family="table-cell">
      <style:table-cell-properties style:vertical-align="middle" fo:padding="0cm" fo:border="none"/>
    </style:style>
    <style:style style:name="Table1.B1" style:family="table-cell">
      <style:table-cell-properties fo:padding="0.049cm" fo:border="none"/>
    </style:style>
    <style:style style:name="Table1.C1" style:family="table-cell">
      <style:table-cell-properties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.739cm"/>
    </style:style>
    <style:style style:name="Table2.B" style:family="table-column">
      <style:table-column-properties style:column-width="0.192cm"/>
    </style:style>
    <style:style style:name="Table2.C" style:family="table-column">
      <style:table-column-properties style:column-width="15.069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fo:padding="0.049cm" fo:border="none"/>
    </style:style>
    <style:style style:name="Table2.C1" style:family="table-cell">
      <style:table-cell-properties fo:padding="0.049cm" fo:border="none"/>
    </style:style>
    <style:style style:name="P1" style:family="paragraph" style:parent-style-name="Table_20_Contents">
      <style:text-properties style:font-name="ui-monospace" fo:font-size="9pt"/>
    </style:style>
    <style:style style:name="P2" style:family="paragraph" style:parent-style-name="Table_20_Contents">
      <style:paragraph-properties style:line-height-at-least="0.529cm"/>
      <style:text-properties style:font-name="ui-monospace" fo:font-size="9pt"/>
    </style:style>
    <style:style style:name="P3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&lt;p&gt;O que eu quiser, já deu o like ?&lt;/p&gt;</text:p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!DOCTYPE html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html lang="pt-br"&gt;<text:bookmark text:name="diff-0eb547304658805aad788d320f10bf1f292797b5e6d745a3bf617584da017051L2"/>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3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<text:bookmark text:name="diff-0eb547304658805aad788d320f10bf1f292797b5e6d745a3bf617584da017051L3"/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h1&gt; Seu título aqui &lt;/h1&gt;<text:bookmark text:name="diff-0eb547304658805aad788d320f10bf1f292797b5e6d745a3bf617584da017051L4"/></text:p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button&gt; Entre em contato &lt;/button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4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head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5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meta charset="UTF-8"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6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meta name="viewport" content="width=device-width, initial-scale=1.0"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7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link rel="stylesheet" href="style.css"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8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title&gt;Super Mario&lt;/title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9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/head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0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1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body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2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3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div class="caixa-video-mario"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4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video src="video.mp4" autoplay muted loop&gt;&lt;/video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5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div class="mascara-video"&gt;&lt;/div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6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/div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7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8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div class="caixa-principal"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19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img src="logo.png" alt="logo do super mario" class="logo-mario"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0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p&gt;Encanadores Mario &amp; Luigi - Resolvendo Seus Problemas Com Estilo!&lt;/p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1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p&gt;Você já se encontrou em uma situação de emergência com encanamento? Vazamentos inesperados, canos entupidos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2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ou torneiras que não param de pingar? Não se preocupe, porque estamos aqui para salvar o dia! Apresentamos a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3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vocês os encanadores mais famosos do Reino dos Cogumelos - Mario e Luigi!&lt;/p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4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button&gt;Fale conosco&lt;/button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5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/div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6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7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img src="mario.png" alt="logo mario e luigi" class="imagem-mario-luigi"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8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/body&gt;</text:p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29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<text:bookmark text:name="diff-0eb547304658805aad788d320f10bf1f292797b5e6d745a3bf617584da017051R30"/>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&lt;/html&gt;</text:p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margin: 0;</text:p>
          </table:table-cell>
          <table:table-cell table:style-name="Table2.B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padding: 0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box-sizing: border-box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}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6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7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8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body {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9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display: flex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10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height: 100vh;</text:p>
          </table:table-cell>
        </table:table-row>
        <text:soft-page-break/>
        <table:table-row>
          <table:table-cell table:style-name="Table2.A1" office:value-type="string">
            <text:p text:style-name="P3"><text:bookmark text:name="diff-b78be019f1dc6d57753ea900c3805b114cd53ab7c0db836cc081836df1b99b7aR11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align-items: center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12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justify-content: space-evenly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13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}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14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15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.logo-mario {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16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width: 300px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17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}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18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19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.imagem-mario-luigi {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20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height: 600px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21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}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22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23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.caixa-principal {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24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width: 40%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25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}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26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27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.caixa-video-mario {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28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position: fixed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29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top: 0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0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z-index: -1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1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width: 100%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2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height: 100%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3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}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4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video {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5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position: fixed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6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top: 0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7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min-height: 100%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8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min-width: 100%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39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}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0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1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.mascara-video {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2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height: 100%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3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width: 100%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4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position: fixed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5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top: 0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6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background: linear-gradient(109deg, rgba(10, 12, 16, 0.99) 15%, rgba(10, 12, 16, 0.7) 50%, rgba(10, 12, 16, 0.99) 85%)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7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}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8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49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p {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0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color: white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1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margin-top: 10px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2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font-size: 24px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3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}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4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5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button {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6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height: 40px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7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width: 200px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8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background: #C51111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59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border: none;</text:p>
          </table:table-cell>
        </table:table-row>
        <text:soft-page-break/>
        <table:table-row>
          <table:table-cell table:style-name="Table2.A1" office:value-type="string">
            <text:p text:style-name="P3"><text:bookmark text:name="diff-b78be019f1dc6d57753ea900c3805b114cd53ab7c0db836cc081836df1b99b7aR60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border-radius: 4px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61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color: #fff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62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margin-top: 20px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63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cursor: pointer;</text:p>
          </table:table-cell>
        </table:table-row>
        <table:table-row>
          <table:table-cell table:style-name="Table2.A1" office:value-type="string">
            <text:p text:style-name="P3"><text:bookmark text:name="diff-b78be019f1dc6d57753ea900c3805b114cd53ab7c0db836cc081836df1b99b7aR64"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>}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21:29:12.267840210</meta:creation-date>
    <dc:date>2023-11-10T21:38:23.056269518</dc:date>
    <meta:editing-duration>PT9M18S</meta:editing-duration>
    <meta:editing-cycles>1</meta:editing-cycles>
    <meta:document-statistic meta:table-count="2" meta:image-count="0" meta:object-count="0" meta:page-count="3" meta:paragraph-count="81" meta:word-count="238" meta:character-count="1749" meta:non-whitespace-character-count="1592"/>
    <meta:generator>LibreOffice/7.3.7.2$Linux_X86_64 LibreOffice_project/30$Build-2</meta:generator>
  </office:meta>
</office:document-meta>
</file>